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0.5pt" fo:language="en" fo:country="US" fo:font-weight="normal" officeooo:rsid="003766d4" officeooo:paragraph-rsid="003766d4" style:font-size-asian="10.5pt" style:font-weight-asian="normal" style:font-size-complex="10.5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color="#0047ff" style:font-name="Liberation Sans" fo:font-size="10.5pt" fo:language="en" fo:country="US" fo:font-weight="bold" officeooo:rsid="0032bb94" officeooo:paragraph-rsid="0032bb94" style:font-size-asian="10.5pt" style:font-weight-asian="bold" style:font-size-complex="10.5pt" style:font-weight-complex="bold"/>
    </style:style>
    <style:style style:name="P3" style:family="paragraph" style:parent-style-name="Text_20_body">
      <loext:graphic-properties draw:fill="none"/>
      <style:paragraph-properties fo:margin-top="0cm" fo:margin-bottom="0.247cm" loext:contextual-spacing="false" fo:line-height="120%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normal" officeooo:rsid="003766d4" officeooo:paragraph-rsid="003766d4" style:font-size-asian="10.5pt" style:font-weight-asian="normal" style:font-size-complex="10.5pt" style:font-weight-complex="normal"/>
    </style:style>
    <style:style style:name="P4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.247cm" loext:contextual-spacing="false" fo:line-height="120%" fo:text-indent="-0.499cm" style:auto-text-indent="false" style:page-number="auto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bold" officeooo:rsid="003766d4" officeooo:paragraph-rsid="003766d4" style:font-size-asian="10.5pt" style:font-weight-asian="bold" style:font-size-complex="10.5pt" style:font-weight-complex="bold"/>
    </style:style>
    <style:style style:name="P5" style:family="paragraph" style:parent-style-name="Text_20_body" style:list-style-name="L1">
      <loext:graphic-properties draw:fill="none"/>
      <style:paragraph-properties fo:margin-left="0.499cm" fo:margin-right="0cm" fo:margin-top="0cm" fo:margin-bottom="0.247cm" loext:contextual-spacing="false" fo:line-height="120%" fo:text-indent="-0.499cm" style:auto-text-indent="false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bold" officeooo:rsid="003766d4" officeooo:paragraph-rsid="003766d4" style:font-size-asian="10.5pt" style:font-weight-asian="bold" style:font-size-complex="10.5pt" style:font-weight-complex="bold"/>
    </style:style>
    <style:style style:name="P6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normal" officeooo:rsid="003766d4" officeooo:paragraph-rsid="003766d4" style:font-size-asian="10.5pt" style:font-weight-asian="normal" style:font-size-complex="10.5pt" style:font-weight-complex="normal"/>
    </style:style>
    <style:style style:name="P7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normal" officeooo:rsid="0037a4b2" officeooo:paragraph-rsid="0037a4b2" style:font-size-asian="10.5pt" style:font-weight-asian="normal" style:font-size-complex="10.5pt" style:font-weight-complex="normal"/>
    </style:style>
    <style:style style:name="P8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ans" fo:font-size="10.5pt" fo:language="en" fo:country="US" fo:font-weight="normal" officeooo:rsid="003766d4" officeooo:paragraph-rsid="003766d4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color="#0047ff" style:font-name="Consolas" fo:font-size="11pt" fo:language="en" fo:country="US" fo:font-weight="bold" officeooo:rsid="0032bb94" officeooo:paragraph-rsid="003766d4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color="#0047ff" style:font-name="Consolas" fo:font-size="11pt" fo:language="en" fo:country="US" fo:font-weight="bold" officeooo:rsid="003766d4" officeooo:paragraph-rsid="003766d4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color="#0047ff" style:font-name="Consolas" fo:font-size="11pt" fo:language="en" fo:country="US" fo:font-weight="bold" officeooo:rsid="0037a4b2" officeooo:paragraph-rsid="0037a4b2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cm" fo:margin-bottom="0cm" loext:contextual-spacing="false" fo:break-before="page"/>
      <style:text-properties fo:color="#0047ff" style:font-name="Consolas" fo:font-size="11pt" fo:language="en" fo:country="US" fo:font-weight="bold" officeooo:rsid="0032bb94" officeooo:paragraph-rsid="003766d4" style:font-size-asian="11pt" style:font-weight-asian="bold" style:font-size-complex="11pt" style:font-weight-complex="bold"/>
    </style:style>
    <style:style style:name="P13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fo:language="en" fo:country="US"/>
    </style:style>
    <style:style style:name="T1" style:family="text">
      <style:text-properties officeooo:rsid="003766d4"/>
    </style:style>
    <style:style style:name="T2" style:family="text">
      <style:text-properties officeooo:rsid="0032bb94"/>
    </style:style>
    <style:style style:name="T3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4" style:family="text">
      <style:text-properties style:font-name="Liberation Sans1" fo:font-size="12pt" officeooo:rsid="0032bb94" style:font-name-asian="Liberation Sans1" style:font-size-asian="12pt" style:font-name-complex="Liberation Sans1" style:font-size-complex="12pt"/>
    </style:style>
    <style:style style:name="T5" style:family="text">
      <style:text-properties officeooo:rsid="0037a4b2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officeooo:rsid="0037a4b2"/>
    </style:style>
    <style:style style:name="T8" style:family="text">
      <style:text-properties fo:font-size="12pt" style:font-name-asian="Liberation Sans1" style:font-size-asian="12pt" style:font-name-complex="Liberation Sans1" style:font-size-complex="12pt"/>
    </style:style>
    <style:style style:name="T9" style:family="text">
      <style:text-properties fo:font-size="12pt" officeooo:rsid="0032bb94" style:font-name-asian="Liberation Sans1" style:font-size-asian="12pt" style:font-name-complex="Liberation Sans1" style:font-size-complex="12pt"/>
    </style:style>
    <style:style style:name="T10" style:family="text">
      <style:text-properties style:font-name-asian="Liberation Sans1" style:font-name-complex="Liberation Sans1"/>
    </style:style>
    <style:style style:name="T11" style:family="text">
      <style:text-properties officeooo:rsid="0032bb94" style:font-name-asian="Liberation Sans1" style:font-name-complex="Liberation Sans1"/>
    </style:style>
    <style:style style:name="T12" style:family="text">
      <style:text-properties officeooo:rsid="0037b1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 <text:span text:style-name="T10">→</text:span> <text:span text:style-name="T1">AB</text:span> | <text:span text:style-name="T1">CD</text:span></text:p>
      <text:p text:style-name="P9"><text:span text:style-name="T1">A</text:span> <text:span text:style-name="T10">→</text:span> <text:span text:style-name="T1">BG</text:span> | <text:span text:style-name="T5">0</text:span></text:p>
      <text:p text:style-name="P9"><text:span text:style-name="T1">B</text:span> <text:span text:style-name="T10">→</text:span> <text:span text:style-name="T1">AD</text:span> | <text:span text:style-name="T5">ε</text:span></text:p>
      <text:p text:style-name="P10">C<text:span text:style-name="T2"> </text:span><text:span text:style-name="T11">→</text:span><text:span text:style-name="T2"> CD</text:span> | <text:span text:style-name="T5">1</text:span></text:p>
      <text:p text:style-name="P10">D<text:span text:style-name="T2"> </text:span><text:span text:style-name="T11">→</text:span><text:span text:style-name="T2"> BB</text:span> | <text:span text:style-name="T5">E</text:span></text:p>
      <text:p text:style-name="P11">E<text:span text:style-name="T2"> </text:span><text:span text:style-name="T11">→</text:span><text:span text:style-name="T2"> </text:span>AF | B1</text:p>
      <text:p text:style-name="P11">F<text:span text:style-name="T2"> </text:span><text:span text:style-name="T11">→</text:span><text:span text:style-name="T2"> </text:span>EG | 0C</text:p>
      <text:p text:style-name="P11">G<text:span text:style-name="T2"> </text:span><text:span text:style-name="T11">→</text:span><text:span text:style-name="T2"> </text:span>AG | BD</text:p>
      <text:p text:style-name="P2"/>
      <text:list xml:id="list2262750321614081888" text:style-name="L1">
        <text:list-item>
          <text:p text:style-name="P4">Find <text:span text:style-name="T5">nullable</text:span> symbols</text:p>
          <text:p text:style-name="P7">B → <text:span text:style-name="T6">ε</text:span>, D → BB, G → BD, A → BG, S → AB</text:p>
          <text:p text:style-name="P6"><text:span text:style-name="T5">Nullable</text:span> Symbols = { <text:span text:style-name="T5">S, </text:span>A, <text:span text:style-name="T5">B, D, G</text:span> }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fo:padding="0.101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  <style:text-properties fo:language="en" fo:country="US"/>
    </style:style>
    <style:style style:name="MT1" style:family="text">
      <style:text-properties officeooo:rsid="0037a4b2"/>
    </style:style>
    <style:style style:name="MT2" style:family="text">
      <style:text-properties officeooo:rsid="0037b149"/>
    </style:style>
    <style:page-layout style:name="Mpm1">
      <style:page-layout-properties fo:page-width="21.001cm" fo:page-height="29.7cm" style:num-format="1" style:print-orientation="portrait" fo:margin-top="1.164cm" fo:margin-bottom="2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5</text:span> – <text:span text:style-name="MT2">CFG NULLABLE SYMBOLS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11T20:28:29.279219456</dc:date>
    <meta:editing-duration>PT3H18M21S</meta:editing-duration>
    <meta:editing-cycles>28</meta:editing-cycles>
    <meta:generator>LibreOffice/5.0.2.2$Linux_X86_64 LibreOffice_project/00m0$Build-2</meta:generator>
    <meta:document-statistic meta:table-count="0" meta:image-count="0" meta:object-count="0" meta:page-count="1" meta:paragraph-count="12" meta:word-count="74" meta:character-count="213" meta:non-whitespace-character-count="151"/>
  </office:meta>
</office:document-meta>
</file>